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280000002761D301FD0F0770A3.png" manifest:media-type="image/png"/>
  <manifest:file-entry manifest:full-path="Pictures/100000000000012700000024EE2AF93DC9F5B376.png" manifest:media-type="image/png"/>
  <manifest:file-entry manifest:full-path="Pictures/10000000000001B50000006BC17AF125AA89A75B.png" manifest:media-type="image/png"/>
  <manifest:file-entry manifest:full-path="Pictures/10000000000001BD000000A81942F1A664C8776C.png" manifest:media-type="image/png"/>
  <manifest:file-entry manifest:full-path="Pictures/10000000000000480000002D5FE9464959001D12.png" manifest:media-type="image/png"/>
  <manifest:file-entry manifest:full-path="Pictures/100000000000008B00000077D7686D252677E8C5.png" manifest:media-type="image/png"/>
  <manifest:file-entry manifest:full-path="Pictures/100000000000009C0000006342C204BFF61790F0.png" manifest:media-type="image/png"/>
  <manifest:file-entry manifest:full-path="Pictures/10000000000004FD000002AFA8A5BD08F2B58320.png" manifest:media-type="image/png"/>
  <manifest:file-entry manifest:full-path="Pictures/10000000000001B20000002DBDDC7E226591C274.png" manifest:media-type="image/png"/>
  <manifest:file-entry manifest:full-path="Pictures/10000000000004F800000209FBC2EB0AB7AFEEF4.png" manifest:media-type="image/png"/>
  <manifest:file-entry manifest:full-path="Pictures/10000000000000EB00000029DAF59B8B8D6489A2.png" manifest:media-type="image/png"/>
  <manifest:file-entry manifest:full-path="Pictures/10000000000004FF000001E90D8D7D37F5A525A3.png" manifest:media-type="image/png"/>
  <manifest:file-entry manifest:full-path="Pictures/100000000000009C0000002305F47D152D51C64C.png" manifest:media-type="image/png"/>
  <manifest:file-entry manifest:full-path="Pictures/10000000000004F8000001F8D76C997410452249.png" manifest:media-type="image/png"/>
  <manifest:file-entry manifest:full-path="Pictures/1000000000000514000002323DC13155870B4A7F.png" manifest:media-type="image/png"/>
  <manifest:file-entry manifest:full-path="Pictures/10000000000000A000000027AEAD9787E9A3B9EB.png" manifest:media-type="image/png"/>
  <manifest:file-entry manifest:full-path="Pictures/10000000000004FD00000374B26B8622F858A464.png" manifest:media-type="image/png"/>
  <manifest:file-entry manifest:full-path="Pictures/10000000000004F7000002D4EF96007E202D5F8B.png" manifest:media-type="image/png"/>
  <manifest:file-entry manifest:full-path="Pictures/10000000000004F900000378E19A5ED36DF231F6.png" manifest:media-type="image/png"/>
  <manifest:file-entry manifest:full-path="Pictures/1000000000000067000000276AE7F4F4EADBEDB4.png" manifest:media-type="image/png"/>
  <manifest:file-entry manifest:full-path="Pictures/1000000000000500000001A98A6F86A4E1AD51C0.png" manifest:media-type="image/png"/>
  <manifest:file-entry manifest:full-path="Pictures/10000000000004F600000152248B0E7CA4FF53E5.png" manifest:media-type="image/png"/>
  <manifest:file-entry manifest:full-path="Pictures/10000000000004F80000011B130A0BC791F4350D.png" manifest:media-type="image/png"/>
  <manifest:file-entry manifest:full-path="Pictures/10000000000004F0000000F5B755E6A308D59227.png" manifest:media-type="image/png"/>
  <manifest:file-entry manifest:full-path="Pictures/100000000000005E00000031DFDEE01FB169C5DF.png" manifest:media-type="image/png"/>
  <manifest:file-entry manifest:full-path="Pictures/10000000000004F000000113C2BDECB2B4ACDA5F.png" manifest:media-type="image/png"/>
  <manifest:file-entry manifest:full-path="Pictures/10000000000004F9000001A093B845F0A67D5BE6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officeooo:rsid="000e27d5" officeooo:paragraph-rsid="000e27d5" style:font-size-asian="13.1000003814697pt" style:font-weight-asian="bold" style:font-size-complex="15pt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officeooo:rsid="000fdc9a" officeooo:paragraph-rsid="000fdc9a" style:font-size-asian="13.1000003814697pt" style:font-weight-asian="bold" style:font-size-complex="15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5pt" fo:font-weight="bold" officeooo:rsid="00105c46" officeooo:paragraph-rsid="00105c46" style:font-size-asian="13.1000003814697pt" style:font-weight-asian="bold" style:font-size-complex="15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Тепло</text:p>
      <text:p text:style-name="P1"><draw:frame draw:style-name="fr1" draw:name="Image1" text:anchor-type="char" svg:x="0cm" svg:y="0.026cm" svg:width="17cm" svg:height="9.682cm" draw:z-index="0"><draw:image xlink:href="Pictures/10000000000004F7000002D4EF96007E202D5F8B.png" xlink:type="simple" xlink:show="embed" xlink:actuate="onLoad" loext:mime-type="image/png"/></draw:frame><draw:frame draw:style-name="fr1" draw:name="Image2" text:anchor-type="char" svg:x="0cm" svg:y="9.707cm" svg:width="17cm" svg:height="6.962cm" draw:z-index="1"><draw:image xlink:href="Pictures/10000000000004F800000209FBC2EB0AB7AFEEF4.png" xlink:type="simple" xlink:show="embed" xlink:actuate="onLoad" loext:mime-type="image/png"/></draw:frame><draw:frame draw:style-name="fr1" draw:name="Image3" text:anchor-type="char" svg:x="0cm" svg:y="16.667cm" svg:width="17cm" svg:height="6.498cm" draw:z-index="2"><draw:image xlink:href="Pictures/10000000000004FF000001E90D8D7D37F5A525A3.png" xlink:type="simple" xlink:show="embed" xlink:actuate="onLoad" loext:mime-type="image/png"/></draw:frame></text:p>
      <text:p text:style-name="P1"/>
      <text:p text:style-name="P1"/>
      <text:p text:style-name="P2"><draw:frame draw:style-name="fr2" draw:name="Image4" text:anchor-type="char" svg:width="17cm" svg:height="6.735cm" draw:z-index="3"><draw:image xlink:href="Pictures/10000000000004F8000001F8D76C997410452249.png" xlink:type="simple" xlink:show="embed" xlink:actuate="onLoad" loext:mime-type="image/png"/></draw:frame><draw:frame draw:style-name="fr1" draw:name="Image5" text:anchor-type="char" svg:x="0cm" svg:y="7.738cm" svg:width="17cm" svg:height="11.631cm" draw:z-index="4"><draw:image xlink:href="Pictures/10000000000004FD00000374B26B8622F858A464.png" xlink:type="simple" xlink:show="embed" xlink:actuate="onLoad" loext:mime-type="image/png"/></draw:frame><text:soft-page-break/>Фазовые переходы</text:p>
      <text:p text:style-name="P1"><draw:frame draw:style-name="fr1" draw:name="Image6" text:anchor-type="char" svg:x="0cm" svg:y="12.024cm" svg:width="17cm" svg:height="4.523cm" draw:z-index="5"><draw:image xlink:href="Pictures/10000000000004F600000152248B0E7CA4FF53E5.png" xlink:type="simple" xlink:show="embed" xlink:actuate="onLoad" loext:mime-type="image/png"/></draw:frame></text:p>
      <text:p text:style-name="P1"/>
      <text:p text:style-name="P2"><draw:frame draw:style-name="fr2" draw:name="Image7" text:anchor-type="char" svg:width="17cm" svg:height="7.348cm" draw:z-index="6"><draw:image xlink:href="Pictures/1000000000000514000002323DC13155870B4A7F.png" xlink:type="simple" xlink:show="embed" xlink:actuate="onLoad" loext:mime-type="image/png"/></draw:frame><draw:frame draw:style-name="fr1" draw:name="Image8" text:anchor-type="char" svg:x="0cm" svg:y="7.347cm" svg:width="17cm" svg:height="3.782cm" draw:z-index="7"><draw:image xlink:href="Pictures/10000000000004F80000011B130A0BC791F4350D.png" xlink:type="simple" xlink:show="embed" xlink:actuate="onLoad" loext:mime-type="image/png"/></draw:frame><draw:frame draw:style-name="fr1" draw:name="Image9" text:anchor-type="char" svg:x="0cm" svg:y="11.127cm" svg:width="17cm" svg:height="3.697cm" draw:z-index="8"><draw:image xlink:href="Pictures/10000000000004F000000113C2BDECB2B4ACDA5F.png" xlink:type="simple" xlink:show="embed" xlink:actuate="onLoad" loext:mime-type="image/png"/></draw:frame><text:soft-page-break/>Теплопроводность</text:p>
      <text:p text:style-name="P2"><draw:frame draw:style-name="fr1" draw:name="Image10" text:anchor-type="char" svg:x="0cm" svg:y="0.291cm" svg:width="17cm" svg:height="5.644cm" draw:z-index="9"><draw:image xlink:href="Pictures/1000000000000500000001A98A6F86A4E1AD51C0.png" xlink:type="simple" xlink:show="embed" xlink:actuate="onLoad" loext:mime-type="image/png"/></draw:frame><draw:frame draw:style-name="fr1" draw:name="Image12" text:anchor-type="char" svg:x="0cm" svg:y="5.934cm" svg:width="17cm" svg:height="3.293cm" draw:z-index="11"><draw:image xlink:href="Pictures/10000000000004F0000000F5B755E6A308D59227.png" xlink:type="simple" xlink:show="embed" xlink:actuate="onLoad" loext:mime-type="image/png"/></draw:frame></text:p>
      <text:p text:style-name="P1"><draw:frame draw:style-name="fr1" draw:name="Image11" text:anchor-type="char" svg:x="-0.079cm" svg:y="-0.45cm" svg:width="17cm" svg:height="11.859cm" draw:z-index="10"><draw:image xlink:href="Pictures/10000000000004F900000378E19A5ED36DF231F6.png" xlink:type="simple" xlink:show="embed" xlink:actuate="onLoad" loext:mime-type="image/png"/></draw:frame><draw:frame draw:style-name="fr1" draw:name="Image13" text:anchor-type="char" svg:x="-0.079cm" svg:y="11.407cm" svg:width="17cm" svg:height="5.554cm" draw:z-index="12"><draw:image xlink:href="Pictures/10000000000004F9000001A093B845F0A67D5BE6.png" xlink:type="simple" xlink:show="embed" xlink:actuate="onLoad" loext:mime-type="image/png"/></draw:frame><draw:frame draw:style-name="fr1" draw:name="Image14" text:anchor-type="char" svg:x="-0.053cm" svg:y="17.184cm" svg:width="17cm" svg:height="9.144cm" draw:z-index="13"><draw:image xlink:href="Pictures/10000000000004FD000002AFA8A5BD08F2B58320.png" xlink:type="simple" xlink:show="embed" xlink:actuate="onLoad" loext:mime-type="image/png"/></draw:frame><text:soft-page-break/></text:p>
      <text:p text:style-name="P3"><text:soft-page-break/>Ответы</text:p>
      <text:p text:style-name="P3"><draw:frame draw:style-name="fr1" draw:name="Image15" text:anchor-type="char" svg:x="0.026cm" svg:y="0.397cm" svg:width="2.376cm" svg:height="1.51cm" draw:z-index="14"><draw:image xlink:href="Pictures/100000000000009C0000006342C204BFF61790F0.png" xlink:type="simple" xlink:show="embed" xlink:actuate="onLoad" loext:mime-type="image/png"/></draw:frame></text:p>
      <text:p text:style-name="P3"/>
      <text:p text:style-name="P3"/>
      <text:p text:style-name="P3"><draw:frame draw:style-name="fr1" draw:name="Image16" text:anchor-type="char" svg:x="-0.139cm" svg:y="0.318cm" svg:width="2.171cm" svg:height="1.859cm" draw:z-index="15"><draw:image xlink:href="Pictures/100000000000008B00000077D7686D252677E8C5.png" xlink:type="simple" xlink:show="embed" xlink:actuate="onLoad" loext:mime-type="image/png"/></draw:frame></text:p>
      <text:p text:style-name="P3"/>
      <text:p text:style-name="P1"/>
      <text:p text:style-name="P1"><draw:frame draw:style-name="fr1" draw:name="Image17" text:anchor-type="char" svg:x="-0.139cm" svg:y="0.349cm" svg:width="7.355cm" svg:height="2.776cm" draw:z-index="16"><draw:image xlink:href="Pictures/10000000000001BD000000A81942F1A664C8776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><draw:frame draw:style-name="fr1" draw:name="Image18" text:anchor-type="char" svg:x="-0.139cm" svg:y="0.081cm" svg:width="6.696cm" svg:height="1.64cm" draw:z-index="17"><draw:image xlink:href="Pictures/10000000000001B50000006BC17AF125AA89A75B.png" xlink:type="simple" xlink:show="embed" xlink:actuate="onLoad" loext:mime-type="image/png"/></draw:frame></text:p>
      <text:p text:style-name="P1"/>
      <text:p text:style-name="P1"><draw:frame draw:style-name="fr1" draw:name="Image19" text:anchor-type="char" svg:x="-0.139cm" svg:y="0.503cm" svg:width="1.602cm" svg:height="0.836cm" draw:z-index="18"><draw:image xlink:href="Pictures/100000000000005E00000031DFDEE01FB169C5DF.png" xlink:type="simple" xlink:show="embed" xlink:actuate="onLoad" loext:mime-type="image/png"/></draw:frame></text:p>
      <text:p text:style-name="P1"/>
      <text:p text:style-name="P1"><draw:frame draw:style-name="fr1" draw:name="Image20" text:anchor-type="char" svg:x="-0.139cm" svg:y="0.12cm" svg:width="6.662cm" svg:height="0.691cm" draw:z-index="19"><draw:image xlink:href="Pictures/10000000000001B20000002DBDDC7E226591C274.png" xlink:type="simple" xlink:show="embed" xlink:actuate="onLoad" loext:mime-type="image/png"/></draw:frame></text:p>
      <text:p text:style-name="P1"><draw:frame draw:style-name="fr1" draw:name="Image21" text:anchor-type="char" svg:x="-0.139cm" svg:y="0.201cm" svg:width="1.254cm" svg:height="0.785cm" draw:z-index="20"><draw:image xlink:href="Pictures/10000000000000480000002D5FE9464959001D12.png" xlink:type="simple" xlink:show="embed" xlink:actuate="onLoad" loext:mime-type="image/png"/></draw:frame></text:p>
      <text:p text:style-name="P1"><draw:frame draw:style-name="fr1" draw:name="Image22" text:anchor-type="char" svg:x="-0.005cm" svg:y="0.376cm" svg:width="1.773cm" svg:height="0.672cm" draw:z-index="21"><draw:image xlink:href="Pictures/1000000000000067000000276AE7F4F4EADBEDB4.png" xlink:type="simple" xlink:show="embed" xlink:actuate="onLoad" loext:mime-type="image/png"/></draw:frame></text:p>
      <text:p text:style-name="P1"/>
      <text:p text:style-name="P1"><draw:frame draw:style-name="fr1" draw:name="Image23" text:anchor-type="char" svg:x="-0.026cm" svg:y="0.079cm" svg:width="3.03cm" svg:height="0.739cm" draw:z-index="22"><draw:image xlink:href="Pictures/10000000000000A000000027AEAD9787E9A3B9EB.png" xlink:type="simple" xlink:show="embed" xlink:actuate="onLoad" loext:mime-type="image/png"/></draw:frame></text:p>
      <text:p text:style-name="P1"><draw:frame draw:style-name="fr1" draw:name="Image24" text:anchor-type="char" svg:x="-0.026cm" svg:y="0.208cm" svg:width="2.912cm" svg:height="0.653cm" draw:z-index="23"><draw:image xlink:href="Pictures/100000000000009C0000002305F47D152D51C64C.png" xlink:type="simple" xlink:show="embed" xlink:actuate="onLoad" loext:mime-type="image/png"/></draw:frame></text:p>
      <text:p text:style-name="P1"><draw:frame draw:style-name="fr1" draw:name="Image25" text:anchor-type="char" svg:x="-0.005cm" svg:y="0.423cm" svg:width="5.265cm" svg:height="0.644cm" draw:z-index="24"><draw:image xlink:href="Pictures/100000000000012700000024EE2AF93DC9F5B376.png" xlink:type="simple" xlink:show="embed" xlink:actuate="onLoad" loext:mime-type="image/png"/></draw:frame></text:p>
      <text:p text:style-name="P1"><draw:frame draw:style-name="fr1" draw:name="Image26" text:anchor-type="char" svg:x="-0.005cm" svg:y="0.457cm" svg:width="3.888cm" svg:height="0.679cm" draw:z-index="25"><draw:image xlink:href="Pictures/10000000000000EB00000029DAF59B8B8D6489A2.png" xlink:type="simple" xlink:show="embed" xlink:actuate="onLoad" loext:mime-type="image/png"/></draw:frame></text:p>
      <text:p text:style-name="P1"/>
      <text:p text:style-name="P1"><draw:frame draw:style-name="fr1" draw:name="Image27" text:anchor-type="char" svg:x="0.079cm" svg:y="0.079cm" svg:width="5.253cm" svg:height="0.693cm" draw:z-index="26"><draw:image xlink:href="Pictures/10000000000001280000002761D301FD0F0770A3.png" xlink:type="simple" xlink:show="embed" xlink:actuate="onLoad" loext:mime-type="image/png"/></draw:frame></text:p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8T07:44:40.748888191</meta:creation-date>
    <dc:date>2022-07-08T08:17:24.047349667</dc:date>
    <meta:editing-duration>PT12S</meta:editing-duration>
    <meta:editing-cycles>1</meta:editing-cycles>
    <meta:document-statistic meta:table-count="0" meta:image-count="27" meta:object-count="0" meta:page-count="5" meta:paragraph-count="4" meta:word-count="5" meta:character-count="43" meta:non-whitespace-character-count="42"/>
    <meta:generator>LibreOffice/6.4.7.2$Linux_X86_64 LibreOffice_project/40$Build-2</meta:generator>
  </office:meta>
</office:document-meta>
</file>